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5" style:family="table-cell" style:parent-style-name="Editable_20_Cell" style:data-style-name="N0">
      <style:table-cell-properties style:cell-protect="protected" style:print-content="true" style:diagonal-bl-tr="none" style:diagonal-tl-br="none" fo:border="none"/>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Sub-Category_20_Summary_20_Headings" style:data-style-name="N0">
      <style:table-cell-properties style:cell-protect="protected" style:print-content="true" style:diagonal-bl-tr="none" style:diagonal-tl-br="none" fo:border="none"/>
    </style:style>
    <style:style style:name="ce4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Editable_20_Cell" style:data-style-name="N11">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3"/>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6"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7"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0"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3"/>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3"/>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6"/>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networking</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0"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5" office:value-type="string">
                <text:p>Yes</text:p>
              </table:table-cell>
              <table:table-cell table:style-name="ce49" office:value-type="percentage" office:value="0.05">
                <text:p>5.00%</text:p>
              </table:table-cell>
              <table:table-cell table:style-name="ce51" office:value-type="float" office:value="0">
                <text:p>0</text:p>
              </table:table-cell>
              <table:table-cell table:style-name="ce21" table:formula="of:=[.D70]*[.E70]" office:value-type="float" office:value="0">
                <text:p>0</text:p>
              </table:table-cell>
              <table:table-cell table:number-columns-repeated="250"/>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Yes, Extensiv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Yes, Some</text:p>
                </table:table-cell>
                <table:covered-table-cell table:number-columns-repeated="2" table:style-name="ce41"/>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No</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0"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Company Support</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96]*[.E96]"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7" table:visibility="collapse">
                <table:table-cell/>
                <table:table-cell table:style-name="ce42"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0"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Documentation Update</text:p>
              </table:table-cell>
              <table:table-cell table:style-name="ce45" office:value-type="string">
                <text:p>Yes</text:p>
              </table:table-cell>
              <table:table-cell table:style-name="ce49" office:value-type="percentage" office:value="0">
                <text:p>0.00%</text:p>
              </table:table-cell>
              <table:table-cell table:style-name="ce51" office:value-type="float" office:value="0">
                <text:p>0</text:p>
              </table:table-cell>
              <table:table-cell table:style-name="ce21" table:formula="of:=[.D111]*[.E111]"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When was the last time that documentation was updated?</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7" table:visibility="collapse">
                <table:table-cell/>
                <table:table-cell table:style-name="ce32" office:value-type="string" table:number-columns-spanned="3" table:number-rows-spanned="1">
                  <text:p>Metric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14" table:visibility="collapse">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visibility="collapse">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visibility="collapse">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visibility="collapse">
              <table:table-cell/>
              <table:table-cell table:style-name="ce28" office:value-type="string">
                <text:p>Number of contributors to document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24]*[.E124]" office:value-type="float" office:value="0">
                <text:p>0</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visibility="collapse">
                <table:table-cell/>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1" office:value-type="string" table:number-columns-spanned="3" table:number-rows-spanned="1">
                  <text:p>10 or more people</text:p>
                </table:table-cell>
                <table:covered-table-cell table:number-columns-repeated="2" table:style-name="ce41"/>
                <table:table-cell table:style-name="ce54" office:value-type="float" office:value="5">
                  <text:p>5</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ext:p>5 to 10 people</text:p>
                </table:table-cell>
                <table:table-cell table:style-name="ce41" table:number-columns-repeated="2"/>
                <table:table-cell table:style-name="ce54" office:value-type="float" office:value="4">
                  <text:p>4</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ext:p>2 to 5 people</text:p>
                </table:table-cell>
                <table:table-cell table:style-name="ce41" table:number-columns-repeated="2"/>
                <table:table-cell table:style-name="ce54" office:value-type="float" office:value="3">
                  <text:p>3</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1 people</text:p>
                </table:table-cell>
                <table:covered-table-cell table:number-columns-repeated="2" table:style-name="ce41"/>
                <table:table-cell table:style-name="ce54" office:value-type="float" office:value="2">
                  <text:p>2</text:p>
                </table:table-cell>
                <table:table-cell table:style-name="ce55"/>
                <table:table-cell table:style-name="Default"/>
                <table:table-cell table:number-columns-repeated="249"/>
              </table:table-row>
              <table:table-row table:style-name="ro13" table:visibility="collapse">
                <table:table-cell table:style-name="Default"/>
                <table:table-cell table:style-name="ce41" office:value-type="string" table:number-columns-spanned="3" table:number-rows-spanned="1">
                  <text:p>0 people</text:p>
                </table:table-cell>
                <table:covered-table-cell table:number-columns-repeated="2" table:style-name="ce41"/>
                <table:table-cell table:style-name="ce54" office:value-type="float" office:value="1">
                  <text:p>1</text:p>
                </table:table-cell>
                <table:table-cell table:style-name="ce55"/>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6"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0"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6"/>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1">
              <table:table-cell/>
              <table:table-cell table:style-name="ce28" office:value-type="string">
                <text:p>Mean commits / developer last month</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41]*[.E141]" office:value-type="float" office:value="0">
                <text:p>0</text:p>
              </table:table-cell>
              <table:table-cell table:number-columns-repeated="250"/>
            </table:table-row>
            <table:table-row-group>
              <table:table-row table:style-name="ro1">
                <table:table-cell/>
                <table:table-cell table:style-name="ce28" table:number-columns-repeated="5"/>
                <table:table-cell table:number-columns-repeated="250"/>
              </table:table-row>
              <table:table-row table:style-name="ro1">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table-cell/>
                <table:table-cell table:style-name="ce33" office:value-type="string" table:number-columns-spanned="4" table:number-rows-spanned="1">
                  <text:p>Which was the mean number of commits per developer last month?</text:p>
                </table:table-cell>
                <table:covered-table-cell table:number-columns-repeated="3" table:style-name="ce33"/>
                <table:table-cell table:style-name="ce43"/>
                <table:table-cell table:number-columns-repeated="250"/>
              </table:table-row>
              <table:table-row table:style-name="ro1">
                <table:table-cell/>
                <table:table-cell table:style-name="ce34" table:number-columns-spanned="4" table:number-rows-spanned="1"/>
                <table:covered-table-cell table:number-columns-repeated="3" table:style-name="Default"/>
                <table:table-cell table:style-name="ce53"/>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52" office:value-type="string">
                  <text:p>Score</text:p>
                </table:table-cell>
                <table:table-cell table:style-name="Default"/>
                <table:table-cell table:number-columns-repeated="250"/>
              </table:table-row>
              <table:table-row table:style-name="ro7">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3"/>
                <table:table-cell table:number-columns-repeated="250"/>
              </table:table-row>
              <table:table-row table:style-name="ro1">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3"/>
                <table:table-cell table:number-columns-repeated="250"/>
              </table:table-row>
              <table:table-row table:style-name="ro7">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3"/>
                <table:table-cell table:number-columns-repeated="250"/>
              </table:table-row>
              <table:table-row table:style-name="ro7">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3"/>
                <table:table-cell table:number-columns-repeated="250"/>
              </table:table-row>
              <table:table-row table:style-name="ro1">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3"/>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6"/>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number-columns-repeated="250"/>
            </table:table-row>
            <table:table-row table:style-name="ro7">
              <table:table-cell/>
              <table:table-cell table:style-name="ce28" office:value-type="string">
                <text:p>Percent of files touched by only one developer</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number-columns-repeated="250"/>
              </table:table-row>
              <table:table-row table:style-name="ro1">
                <table:table-cell/>
                <table:table-cell table:style-name="ce40" table:number-columns-spanned="4" table:number-rows-spanned="1"/>
                <table:covered-table-cell table:number-columns-repeated="3" table:style-name="ce47"/>
                <table:table-cell table:style-name="ce53"/>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4" office:value-type="string" table:number-columns-spanned="3" table:number-rows-spanned="1">
                  <text:p>&lt;5%</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5% – 10%]</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10% – 20%]</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20% – 50%]</text:p>
                </table:table-cell>
                <table:covered-table-cell table:number-columns-repeated="2" table:style-name="ce44"/>
                <table:table-cell table:style-name="ce54" office:value-type="float" office:value="2">
                  <text:p>2</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 table:style-name="ro7">
              <table:table-cell table:style-name="Default" table:number-columns-repeated="7"/>
              <table:table-cell table:number-columns-repeated="249"/>
            </table:table-row>
            <table:table-row table:style-name="ro7">
              <table:table-cell table:style-name="Default"/>
              <table:table-cell table:style-name="ce31" office:value-type="string">
                <text:p>Metric Name</text:p>
              </table:table-cell>
              <table:table-cell table:style-name="ce31" office:value-type="string">
                <text:p>Raw Score</text:p>
              </table:table-cell>
              <table:table-cell table:style-name="ce48" office:value-type="string">
                <text:p>Weight</text:p>
              </table:table-cell>
              <table:table-cell table:style-name="ce48" office:value-type="string">
                <text:p>Unweighted Score</text:p>
              </table:table-cell>
              <table:table-cell table:style-name="ce48" office:value-type="string">
                <text:p>Weighted Score</text:p>
              </table:table-cell>
              <table:table-cell table:style-name="Default"/>
              <table:table-cell table:number-columns-repeated="249"/>
            </table:table-row>
            <table:table-row table:style-name="ro7">
              <table:table-cell table:style-name="Default"/>
              <table:table-cell table:style-name="ce28" office:value-type="string">
                <text:p>Community growth (commit number variation)</text:p>
              </table:table-cell>
              <table:table-cell table:style-name="ce45"/>
              <table:table-cell table:style-name="ce49" office:value-type="percentage" office:value="0">
                <text:p>0.00%</text:p>
              </table:table-cell>
              <table:table-cell table:style-name="ce51"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style-name="Default"/>
                <table:table-cell table:number-columns-repeated="249"/>
              </table:table-row>
              <table:table-row table:style-name="ro7">
                <table:table-cell table:style-name="Default"/>
                <table:table-cell table:style-name="ce40" table:number-columns-spanned="4" table:number-rows-spanned="1"/>
                <table:covered-table-cell table:number-columns-repeated="3" table:style-name="ce47"/>
                <table:table-cell table:style-name="ce53"/>
                <table:table-cell table:style-name="Default"/>
                <table:table-cell table:number-columns-repeated="249"/>
              </table:table-row>
              <table:table-row table:style-name="ro7">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table-cell table:style-name="Default"/>
                <table:table-cell table:style-name="ce44" office:value-type="string" table:number-columns-spanned="3" table:number-rows-spanned="1">
                  <text:p>&gt;= 50%</text:p>
                </table:table-cell>
                <table:covered-table-cell table:number-columns-repeated="2" table:style-name="ce44"/>
                <table:table-cell table:style-name="ce54" office:value-type="float" office:value="5">
                  <text:p>5</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25 to 50 %</text:p>
                </table:table-cell>
                <table:covered-table-cell table:number-columns-repeated="2" table:style-name="ce44"/>
                <table:table-cell table:style-name="ce54" office:value-type="float" office:value="4">
                  <text:p>4</text:p>
                </table:table-cell>
                <table:table-cell table:style-name="ce55"/>
                <table:table-cell table:style-name="Default"/>
                <table:table-cell table:number-columns-repeated="249"/>
              </table:table-row>
              <table:table-row table:style-name="ro13">
                <table:table-cell table:style-name="Default"/>
                <table:table-cell table:style-name="ce44" office:value-type="string" table:number-columns-spanned="3" table:number-rows-spanned="1">
                  <text:p>0 to 25 %</text:p>
                </table:table-cell>
                <table:covered-table-cell table:number-columns-repeated="2" table:style-name="ce44"/>
                <table:table-cell table:style-name="ce54" office:value-type="float" office:value="3">
                  <text:p>3</text:p>
                </table:table-cell>
                <table:table-cell table:style-name="ce55"/>
                <table:table-cell table:style-name="Default"/>
                <table:table-cell table:number-columns-repeated="249"/>
              </table:table-row>
              <table:table-row table:style-name="ro13">
                <table:table-cell table:style-name="Default"/>
                <table:table-cell table:style-name="Default" office:value-type="string">
                  <text:p>0 to -25%</text:p>
                </table:table-cell>
                <table:table-cell table:style-name="ce44" table:number-columns-repeated="2"/>
                <table:table-cell table:style-name="ce54" office:value-type="float" office:value="2">
                  <text:p>2</text:p>
                </table:table-cell>
                <table:table-cell table:style-name="ce55"/>
                <table:table-cell table:style-name="Default"/>
                <table:table-cell table:number-columns-repeated="249"/>
              </table:table-row>
              <table:table-row table:style-name="ro15">
                <table:table-cell table:style-name="Default"/>
                <table:table-cell table:style-name="ce44" office:value-type="string" table:number-columns-spanned="3" table:number-rows-spanned="1">
                  <text:p>&lt;=-25%</text:p>
                </table:table-cell>
                <table:covered-table-cell table:number-columns-repeated="2" table:style-name="ce44"/>
                <table:table-cell table:style-name="ce54" office:value-type="float" office:value="1">
                  <text:p>1</text:p>
                </table:table-cell>
                <table:table-cell table:style-name="ce55"/>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4"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9T16:57:34</dc:date>
    <meta:print-date>2005-07-25T11:10:23</meta:print-date>
    <dc:language>en-US</dc:language>
    <meta:editing-cycles>55</meta:editing-cycles>
    <meta:editing-duration>PT3H16M39S</meta:editing-duration>
    <meta:document-statistic meta:table-count="3" meta:cell-count="359" meta:object-count="0"/>
    <meta:user-defined meta:name="Info 1"/>
    <meta:user-defined meta:name="Info 2"/>
    <meta:user-defined meta:name="Info 3"/>
    <meta:user-defined meta:name="Info 4"/>
  </office:meta>
</office:document-meta>
</file>